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co18" style:family="table-column">
      <style:table-column-properties fo:break-before="auto" style:column-width="10.9mm"/>
    </style:style>
    <style:style style:name="co19" style:family="table-column">
      <style:table-column-properties fo:break-before="auto" style:column-width="8.55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04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style:style style:name="ta9" style:family="table" style:master-page-name="Default">
      <style:table-properties table:display="true" style:writing-mode="lr-tb" tableooo:tab-color="#ffbf00"/>
    </style:style>
    <style:style style:name="ta10" style:family="table" style:master-page-name="Default">
      <style:table-properties table:display="true" style:writing-mode="lr-tb" tableooo:tab-color="#ffff00"/>
    </style:style>
    <style:style style:name="ta11" style:family="table" style:master-page-name="Default">
      <style:table-properties table:display="true" style:writing-mode="lr-tb" tableooo:tab-color="#81d41a"/>
    </style:style>
    <style:style style:name="ta12" style:family="table" style:master-page-name="Default">
      <style:table-properties table:display="true" style:writing-mode="lr-tb" tableooo:tab-color="#00a933"/>
    </style:style>
    <style:style style:name="ta13" style:family="table" style:master-page-name="Default">
      <style:table-properties table:display="true" style:writing-mode="lr-tb" tableooo:tab-color="#158466"/>
    </style:style>
    <style:style style:name="ta14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order-bottom="2.49pt solid #000000" fo:background-color="#77bc65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2.49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e181e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ce18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text-underline-style="none" style:text-underline-color="font-color" fo:font-style="normal" style:letter-kerning="true" fo:letter-spacing="normal" fo:language="pt" fo:country="BR" style:language-asian="hi" style:country-asian="IN" style:font-name-asian="Mang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unesp 28-02-2016" table:style-name="ta9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39" office:value-type="string" calcext:value-type="string">
            <text:p>E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44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3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0" office:value-type="string" calcext:value-type="string">
            <text:p>C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45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40" office:value-type="string" calcext:value-type="string">
            <text:p>B</text:p>
          </table:table-cell>
          <table:table-cell table:style-name="ce123"/>
          <table:table-cell table:number-columns-repeated="100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45" office:value-type="string" calcext:value-type="string">
            <text:p>E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B</text:p>
          </table:table-cell>
          <table:table-cell table:style-name="ce119" office:value-type="string" calcext:value-type="string">
            <text:p>E – AJAX!  A propriedade readyState do</text:p>
            <text:p>objeto XMLHttpRequest indica que a requisição está</text:p>
            <text:p>completa quando seu valor é igual a 4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140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140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45" office:value-type="string" calcext:value-type="string">
            <text:p>E</text:p>
          </table:table-cell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A – eu caí na pegadinha! <text:s/>Atributo chave:valor</text:p>
          </table:table-cell>
          <table:table-cell table:style-name="ce4" office:value-type="float" office:value="46" calcext:value-type="float">
            <text:p>46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140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5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14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B - O atributo pattern nos formulários em HTML 5 permitem que aquele formulário seja validado através de uma Expressão Regular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 – jquery <text:s text:c="2"/>‘-’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B</text:p>
          </table:table-cell>
          <table:table-cell table:style-name="ce120" office:value-type="string" calcext:value-type="string">
            <text:p>E - Principais características do PROTOCOLO DE REDES SNMP: Gerenciamento de redes; • Controlar equipamentos de rede; • Detectar problemas e erros; • Usa o paradigma busca/armazenamento; • Porta 161/UDP</text:p>
          </table:table-cell>
          <table:table-cell table:style-name="ce4" office:value-type="float" office:value="58" calcext:value-type="float">
            <text:p>58</text:p>
          </table:table-cell>
          <table:table-cell table:style-name="ce14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0" office:value-type="string" calcext:value-type="string">
            <text:p>C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5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5" office:value-type="string" calcext:value-type="string">
            <text:p>D</text:p>
          </table:table-cell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140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2" office:value-type="string" calcext:value-type="string">
            <text:p>D</text:p>
          </table:table-cell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 office:value-type="string" calcext:value-type="string">
            <text:p>a</text:p>
          </table:table-cell>
          <table:table-cell table:style-name="ce5" office:value-type="float" office:value="50" calcext:value-type="float">
            <text:p>50</text:p>
          </table:table-cell>
          <table:table-cell table:style-name="ce147" office:value-type="string" calcext:value-type="string">
            <text:p>C</text:p>
          </table:table-cell>
          <table:table-cell table:style-name="ce148" office:value-type="string" calcext:value-type="string">
            <text:p>A Demilitarized Zone (DMZ) (zona desmilitarizada) é umA SUB-REDE que permite que um (1) dispositivo em sua rede seja removido de seu firewall externo e seja exposto completamente à Internet. 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C</text:p>
          </table:table-cell>
          <table:table-cell office:value-type="string" calcext:value-type="string">
            <text:p>A – uml 2.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Marilia" table:style-name="ta10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164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B - CREATE SYNONYM Teste FOR TodosOsProdutos;</text:p>
          </table:table-cell>
          <table:table-cell table:style-name="ce4" office:value-type="float" office:value="52" calcext:value-type="float">
            <text:p>52</text:p>
          </table:table-cell>
          <table:table-cell table:style-name="ce141" office:value-type="string" calcext:value-type="string">
            <text:p>D</text:p>
          </table:table-cell>
          <table:table-cell table:style-name="ce12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 office:value-type="string" calcext:value-type="string">
            <text:p>c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E – mensagens têm a função de disparar a execução de um método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b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62"/>
          <table:table-cell table:style-name="ce118" office:value-type="string" calcext:value-type="string">
            <text:p>C – b</text:p>
          </table:table-cell>
          <table:table-cell table:style-name="ce4" office:value-type="float" office:value="45" calcext:value-type="float">
            <text:p>45</text:p>
          </table:table-cell>
          <table:table-cell table:style-name="ce162"/>
          <table:table-cell office:value-type="string" calcext:value-type="string">
            <text:p>D-c</text:p>
          </table:table-cell>
          <table:table-cell table:style-name="ce4" office:value-type="float" office:value="55" calcext:value-type="float">
            <text:p>55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C – estudar UML 2.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 – classes que implementam indiretamente a mesma classe: polimorfismo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 - diagrama de objetos representa os objetos com apenas os compartimentos de nome e atributos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Os dados enviados pelo método POST NÃÃÃO são criptografados. os servidores web geralmente possuem limites maiores para os dados enviados pelo método POST do que pelo método GET.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 - manutenção evolutiva: implementar novos requisitos definidos após a entrega e a entrada em operação do software.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BA 2017" table:style-name="ta11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164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B</text:p>
          </table:table-cell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C-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 office:value-type="string" calcext:value-type="string">
            <text:p>E-A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B-C Assegurar a integridade dos dados e do sistema significa garantir que os dados sejam modificados de maneira específica e Autorizad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D-C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 office:value-type="string" calcext:value-type="string">
            <text:p>A – 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E-B</text:p>
          </table:table-cell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D - <text:span text:style-name="T2">Para que o leiaute de uma aplicação web responsiva se adapte aos diversos formatos de tela dos dispositivos em que ela será rodada, o desenvolvedor dessa aplicação deverá criar</text:span> folha de estilo CSS.</text:p>
          </table:table-cell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D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D-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46" office:value-type="string" calcext:value-type="string">
            <text:p>E</text:p>
          </table:table-cell>
          <table:table-cell table:style-name="ce120" office:value-type="string" calcext:value-type="string">
            <text:p>D</text:p>
          </table:table-cell>
          <table:table-cell table:style-name="ce4" office:value-type="float" office:value="58" calcext:value-type="float">
            <text:p>58</text:p>
          </table:table-cell>
          <table:table-cell table:style-name="ce28"/>
          <table:table-cell office:value-type="string" calcext:value-type="string">
            <text:p>A-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 office:value-type="string" calcext:value-type="string">
            <text:p>E-C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 office:value-type="string" calcext:value-type="string">
            <text:p>C-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-E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A-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TO 2017" table:style-name="ta12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53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D</text:p>
          </table:table-cell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141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14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c ou a</text:p>
          </table:table-cell>
          <table:table-cell table:style-name="ce4" office:value-type="float" office:value="55" calcext:value-type="float">
            <text:p>55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E - <text:span text:style-name="T3">Quando uma classe herda propriedades de duas ou mais classes, temos um caso de herança múltipla (disponível apenas em C++ e Python)</text:span></text:p>
          </table:table-cell>
          <table:table-cell table:style-name="ce4" office:value-type="float" office:value="47" calcext:value-type="float">
            <text:p>47</text:p>
          </table:table-cell>
          <table:table-cell table:style-name="ce24" office:value-type="string" calcext:value-type="string">
            <text:p>-</text:p>
          </table:table-cell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 office:value-type="string" calcext:value-type="string">
            <text:p>A-B</text:p>
          </table:table-cell>
          <table:table-cell table:style-name="ce4" office:value-type="float" office:value="38" calcext:value-type="float">
            <text:p>38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46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E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6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D – E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 RJ 2017" table:style-name="ta13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53"/>
        <table:table-column table:style-name="co4" table:default-cell-style-name="ce2"/>
        <table:table-column table:style-name="co4" table:default-cell-style-name="ce1"/>
        <table:table-column table:style-name="co19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161" office:value-type="string" calcext:value-type="string">
            <text:p>C</text:p>
          </table:table-cell>
          <table:table-cell office:value-type="string" calcext:value-type="string">
            <text:p>A : a arquitetura cliente-servidor multicamadas é usada: Alternativas A Quando existe um alto volume de transações a serem processadas pelo servidor.</text:p>
          </table:table-cell>
          <table:table-cell table:style-name="ce3" office:value-type="float" office:value="41" calcext:value-type="float">
            <text:p>41</text:p>
          </table:table-cell>
          <table:table-cell table:style-name="ce161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173" office:value-type="string" calcext:value-type="string">
            <text:p>D</text:p>
          </table:table-cell>
          <table:table-cell table:style-name="ce123" office:value-type="string" calcext:value-type="string">
            <text:p>ANULADA!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46" office:value-type="string" calcext:value-type="string">
            <text:p>C</text:p>
          </table:table-cell>
          <table:table-cell table:style-name="ce115" office:value-type="string" calcext:value-type="string">
            <text:p>A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71"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EXPLÍCITA?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6" calcext:value-type="float">
            <text:p>36</text:p>
          </table:table-cell>
          <table:table-cell table:style-name="ce14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6" calcext:value-type="float">
            <text:p>46</text:p>
          </table:table-cell>
          <table:table-cell table:style-name="ce171"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46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141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38" calcext:value-type="float">
            <text:p>38</text:p>
          </table:table-cell>
          <table:table-cell table:style-name="ce146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B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141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46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14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149" office:value-type="string" calcext:value-type="string">
            <text:p>A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6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14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72" office:value-type="string" calcext:value-type="string" table:number-columns-spanned="2" table:number-rows-spanned="1">
            <text:p>A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8"/>
          <table:table-cell table:style-name="ce17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8"/>
          <table:table-cell table:style-name="ce17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3"/>
          <table:table-cell table:style-name="ce17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/>
          <table:table-cell table:style-name="ce172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ce169"/>
          <table:table-cell table:style-name="Default"/>
          <table:table-cell table:style-name="ce137"/>
          <table:table-cell table:style-name="ce8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nn_2" table:style-name="ta14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8" table:default-cell-style-name="ce1"/>
        <table:table-column table:style-name="co4" table:default-cell-style-name="ce2"/>
        <table:table-column table:style-name="co4" table:default-cell-style-name="ce1"/>
        <table:table-column table:style-name="co19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2"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 table:style-name="ce115"/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119"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table:style-name="ce118"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8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20"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 table:style-name="ce115"/>
          <table:table-cell table:style-name="ce4" office:value-type="float" office:value="18" calcext:value-type="float">
            <text:p>18</text:p>
          </table:table-cell>
          <table:table-cell table:style-name="ce24"/>
          <table:table-cell table:style-name="ce2"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20"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 table:style-name="ce2"/>
          <table:table-cell table:style-name="ce4" office:value-type="float" office:value="29" calcext:value-type="float">
            <text:p>29</text:p>
          </table:table-cell>
          <table:table-cell table:style-name="ce28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20"/>
          <table:table-cell table:style-name="ce4" office:value-type="float" office:value="59" calcext:value-type="float">
            <text:p>59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138"/>
          <table:table-cell table:style-name="ce115"/>
          <table:table-cell table:style-name="ce5" office:value-type="float" office:value="30" calcext:value-type="float">
            <text:p>30</text:p>
          </table:table-cell>
          <table:table-cell table:style-name="ce64"/>
          <table:table-cell table:style-name="ce115"/>
          <table:table-cell table:style-name="ce5" office:value-type="float" office:value="40" calcext:value-type="float">
            <text:p>40</text:p>
          </table:table-cell>
          <table:table-cell table:style-name="ce38"/>
          <table:table-cell table:style-name="ce118"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ce137" office:value-type="string" calcext:value-type="string">
            <text:p>9:30 - 10:01</text:p>
          </table:covered-table-cell>
          <table:table-cell table:style-name="Default" table:number-columns-repeated="2"/>
          <table:table-cell table:style-name="ce137"/>
          <table:table-cell table:style-name="Default"/>
          <table:table-cell table:style-name="ce78" table:number-columns-spanned="2" table:number-rows-spanned="1"/>
          <table:covered-table-cell table:style-name="ce154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37"/>
          <table:table-cell/>
          <table:table-cell table:style-name="Default"/>
          <table:table-cell table:style-name="ce154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2"/>
          <table:table-cell table:style-name="ce137"/>
          <table:table-cell table:style-name="ce121"/>
          <table:table-cell table:style-name="Default"/>
          <table:table-cell table:style-name="ce154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20:11:39.5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9-10T01:10:05.198000000</dc:date>
    <meta:generator>LibreOffice/6.1.4.2$Windows_X86_64 LibreOffice_project/9d0f32d1f0b509096fd65e0d4bec26ddd1938fd3</meta:generator>
    <meta:editing-duration>P11DT1H51M8S</meta:editing-duration>
    <meta:editing-cycles>30</meta:editing-cycles>
    <meta:document-statistic meta:table-count="15" meta:cell-count="17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